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386DF58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2.18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outline1">
      <style:graphic-properties fo:min-height="12.18cm"/>
    </style:style>
    <style:style style:name="pr5" style:family="presentation" style:parent-style-name="lyt-bluegrey-outline1">
      <style:graphic-properties draw:auto-grow-height="true" fo:min-height="12.18cm"/>
    </style:style>
    <style:style style:name="pr6" style:family="presentation" style:parent-style-name="lyt-bluegrey-subtitle">
      <style:graphic-properties draw:fill-color="#ffffff" fo:min-height="16.256cm"/>
    </style:style>
    <style:style style:name="pr7" style:family="presentation" style:parent-style-name="lyt-bluegrey-notes">
      <style:graphic-properties draw:fill-color="#ffffff" fo:min-height="12.57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text-properties fo:font-size="26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UAA Developer Issues</text:span></text:p>
          </draw:text-box>
        </draw:frame>
        <draw:frame presentation:style-name="pr2" draw:text-style-name="P4" draw:layer="layout" svg:width="25.199cm" svg:height="12.301cm" svg:x="1.4cm" svg:y="4.854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3"><text:span text:style-name="T3"/></text:p>
            <text:p text:style-name="P3"><text:span text:style-name="T3">25 Feb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1" draw:layer="layout" svg:width="25.199cm" svg:height="3.506cm" svg:x="1.4cm" svg:y="0.837cm" presentation:class="title">
          <draw:text-box>
            <text:p>scopes enforced by uaa user and group management</text:p>
          </draw:text-box>
        </draw:frame>
        <draw:frame presentation:style-name="pr4" draw:layer="layout" svg:width="25.199cm" svg:height="13.395cm" svg:x="1.4cm" svg:y="4.914cm" presentation:class="outline" presentation:user-transformed="true">
          <draw:text-box>
            <text:list text:style-name="L2">
              <text:list-item>
                <text:p>scim.read, scim.write: read/write users and groups</text:p>
              </text:list-item>
              <text:list-item>
                <text:p>password.write: user can change own password</text:p>
              </text:list-item>
              <text:list-item>
                <text:p>scim.userids: can access ids/User endpoint if uaa is configured to support it.</text:p>
              </text:list-item>
              <text:list-item>
                <text:p>scim.me: finer grained group access when combined with group reader, writer attribut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draw:frame presentation:style-name="pr1" draw:layer="layout" svg:width="25.199cm" svg:height="3.506cm" svg:x="1.4cm" svg:y="0.837cm" presentation:class="title">
          <draw:text-box>
            <text:p>scopes enforced by uaa client registration api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lients.read, clients.write: read/write client registrations</text:p>
              </text:list-item>
              <text:list-item>
                <text:p>clients.secret: allow clients to change their own client secre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draw:frame presentation:style-name="pr1" draw:layer="layout" svg:width="25.199cm" svg:height="3.506cm" svg:x="1.4cm" svg:y="0.837cm" presentation:class="title">
          <draw:text-box>
            <text:p>miscellaneous scopes enforced by uaa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penid: get user info from token</text:p>
              </text:list-item>
              <text:list-item>
                <text:p>uaa.admin: can set user password</text:p>
              </text:list-item>
              <text:list-item>
                <text:p>uaa.user: I have no idea what this is for. All users have it automatically</text:p>
              </text:list-item>
              <text:list-item>
                <text:p>uaa.resource: not actually used as a scope in a token. Clients can call the check_token and token_key endpoints with basic auth if they have this authority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draw:frame presentation:style-name="pr1" draw:layer="layout" svg:width="25.199cm" svg:height="3.506cm" svg:x="1.4cm" svg:y="0.837cm" presentation:class="title">
          <draw:text-box>
            <text:p>scopes enforced by the cloud_controller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loud_controller.admin: provides admin access in ccng</text:p>
              </text:list-item>
              <text:list-item>
                <text:p>cloud_controller.read and cloud_controller.write are NOT yet directly supported</text:p>
              </text:list-item>
              <text:list-item>
                <text:p>however, the cloud controller does enforce that it is the correct audience of a token, so the token must have a cloud_controller.* scop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3T3">
        <draw:frame presentation:style-name="pr1" draw:layer="layout" svg:width="25.199cm" svg:height="3.506cm" svg:x="1.4cm" svg:y="0.837cm" presentation:class="title">
          <draw:text-box>
            <text:p>automatic groups</text:p>
          </draw:text-box>
        </draw:frame>
        <draw:frame presentation:style-name="pr5" draw:layer="layout" svg:width="13.84cm" svg:height="12.18cm" svg:x="1.4cm" svg:y="4.914cm" presentation:class="outline" presentation:user-transformed="true">
          <draw:text-box>
            <text:p>users are automatically added to these groups and so can have these in a token scope (if they are also in the client registration and approved) </text:p>
          </draw:text-box>
        </draw:frame>
        <draw:frame presentation:style-name="pr4" draw:layer="layout" svg:width="10.605cm" svg:height="13.91cm" svg:x="16.002cm" svg:y="4.914cm" presentation:class="outline" presentation:user-transformed="true">
          <draw:text-box>
            <text:list text:style-name="L2">
              <text:list-item>
                <text:p><text:span text:style-name="T4">openid</text:span></text:p>
              </text:list-item>
              <text:list-item>
                <text:p><text:span text:style-name="T4">uaa.user</text:span></text:p>
              </text:list-item>
              <text:list-item>
                <text:p><text:span text:style-name="T4">scim.me,</text:span></text:p>
              </text:list-item>
              <text:list-item>
                <text:p><text:span text:style-name="T4">cloud_controller.read</text:span></text:p>
              </text:list-item>
              <text:list-item>
                <text:p><text:span text:style-name="T4">cloud_controller.write</text:span></text:p>
              </text:list-item>
              <text:list-item>
                <text:p><text:span text:style-name="T4">password.write</text:span></text:p>
              </text:list-item>
              <text:list-item>
                <text:p><text:span text:style-name="T4">scim.userids</text:span></text:p>
              </text:list-item>
              <text:list-item>
                <text:p><text:span text:style-name="T4">uaa.user</text:span></text:p>
              </text:list-item>
              <text:list-item>
                <text:p><text:span text:style-name="T4">approvals.m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draw:frame presentation:style-name="pr1" draw:layer="layout" svg:width="25.199cm" svg:height="3.506cm" svg:x="1.4cm" svg:y="0.837cm" presentation:class="title">
          <draw:text-box>
            <text:p>creating a new app to use a uaa token and scope</text:p>
          </draw:text-box>
        </draw:frame>
        <draw:frame presentation:style-name="pr4" draw:layer="layout" svg:width="25.199cm" svg:height="14.236cm" svg:x="1.4cm" svg:y="4.914cm" presentation:class="outline" presentation:user-transformed="true">
          <draw:text-box>
            <text:list text:style-name="L2">
              <text:list-item>
                <text:p>add group, e.g. dashboard.user</text:p>
              </text:list-item>
              <text:list-item>
                <text:p>register dashboard client with scope</text:p>
              </text:list-item>
              <text:list-item>
                <text:p>put users in the group</text:p>
              </text:list-item>
              <text:list-item>
                <text:p>change app to accept tokens and check for dashboard.user scope</text:p>
                <text:list>
                  <text:list-item>
                    <text:p>can validate tokens locally but must get uaa token verification key first from /token_key endpoint</text:p>
                  </text:list-item>
                  <text:list-item>
                    <text:p>can have the uaa validate the token via the /check_token end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draw:frame presentation:style-name="pr1" draw:layer="layout" svg:width="25.199cm" svg:height="3.506cm" svg:x="1.4cm" svg:y="0.837cm" presentation:class="title">
          <draw:text-box>
            <text:p>creating a new resource server for client token access</text:p>
          </draw:text-box>
        </draw:frame>
        <draw:frame presentation:style-name="pr4" draw:layer="layout" svg:width="25.199cm" svg:height="15.002cm" svg:x="1.4cm" svg:y="4.914cm" presentation:class="outline" presentation:user-transformed="true">
          <draw:text-box>
            <text:list text:style-name="L2">
              <text:list-item>
                <text:p>register client with appropriate authority, e.g. billing.charger</text:p>
              </text:list-item>
              <text:list-item>
                <text:p>client app gets a token with client credentials grant</text:p>
              </text:list-item>
              <text:list-item>
                <text:p>change resource server to accept tokens and check for billing.charger scope</text:p>
                <text:list>
                  <text:list-item>
                    <text:p>can validate tokens locally but must get uaa token verification key first from /token_key endpoint</text:p>
                  </text:list-item>
                  <text:list-item>
                    <text:p>can have the uaa validate the token via the /check_token end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4T32">
        <draw:frame presentation:style-name="pr6" draw:layer="layout" svg:width="25.199cm" svg:height="16.256cm" svg:x="1.4cm" svg:y="0.837cm" presentation:class="subtitle">
          <draw:text-box>
            <text:p>tour of uaa source code tree?</text:p>
            <text:p>tour or cf-uaa-lib doc on rubygems?</text:p>
            <text:p>demo uaac?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28.700000762939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5T18:20:42</meta:creation-date>
    <meta:editing-duration>PT2H57M56S</meta:editing-duration>
    <meta:editing-cycles>11</meta:editing-cycles>
    <meta:generator>LibreOffice/3.5$Linux_X86_64 LibreOffice_project/350m1$Build-2</meta:generator>
    <meta:initial-creator>Dale Olds</meta:initial-creator>
    <dc:date>2013-02-25T23:55:19</dc:date>
    <dc:creator>Dale Olds</dc:creator>
    <meta:document-statistic meta:object-count="68"/>
  </office:meta>
</office:document-meta>
</file>